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office:automatic-styles>
  <office:body>
    <office:text>
      <text:h text:outline-level="1" text:style-name="Heading-1">Chupacabra Dimension</text:h>
      <text:h text:outline-level="3" text:style-name="Heading-3"/>
      <text:h text:outline-level="3" text:style-name="Heading-3">Chapter 1</text:h>
      <text:h text:outline-level="3" text:style-name="Heading-3"/>
      <text:p text:style-name="Normal">Prince Astralnomica looked to his left, then his right. His men-at-arms were poised to attack, spears at the ready above their heads.</text:p>
      <text:p text:style-name="Normal"/>
      <text:p text:style-name="Normal">“What is the meaning of this?” Deltoro the third piped up. His cape, draped from his shoulders to the floor, stirred back and forth as it’s wearer became more agitated.</text:p>
      <text:p text:style-name="Normal"/>
      <text:p text:style-name="Normal">“I put my faith in <text:span text:style-name="T1">you</text:span>, Deltoro the third. Your poor excuse for a raid has let me down.” Prince Astralnomica closed his fist, resting his face against it atop his upwards arm. The sturdy gold plated throne he sat upon glistened in the afternoon sun shining through the elaborate sun roof.</text:p>
      <text:p text:style-name="Normal"/>
      <text:p text:style-name="Normal">“My leige, this incident was not one of fault. I beg of thee my lord, demonstrate thy mercy!” the crowned Deltoro raised his open hands to the prince, a look of worry in his eyes.</text:p>
      <text:p text:style-name="Normal"/>
      <text:p text:style-name="Normal">“Mine mercy has concluded.” Astralnomica sat up in his chair, pointing his finger at his subject.</text:p>
      <text:p text:style-name="Normal"/>
      <text:p text:style-name="Normal"><text:span text:style-name="T2">Do you...</text:span></text:p>
      <text:p text:style-name="Normal"/>
      <text:p text:style-name="Normal"><text:tab/>Kill Deltoro</text:p>
      <text:p text:style-name="Normal"><text:tab/><text:span text:style-name="T1">page 2</text:span></text:p>
      <text:p text:style-name="Normal"/>
      <text:p text:style-name="Normal"><text:span text:style-name="T1"><text:tab/></text:span>Spare Deltoro</text:p>
      <text:p text:style-name="Normal"><text:tab/><text:span text:style-name="T1">page 3</text:span></text:p>
      <text:p text:style-name="Normal"/>
      <text:p text:style-name="Normal">##</text:p>
      <text:p text:style-name="Normal"/>
      <text:p text:style-name="Normal"><text:span text:style-name="T1"><text:tab/></text:span></text:p>
      <text:p text:style-name="Normal">“Kill him.”</text:p>
      <text:p text:style-name="Normal"/>
      <text:p text:style-name="Normal">The men at arms lept into the air with their shields and their spears. Held high above their heads, their spears penetrated the air downwards.</text:p>
      <text:p text:style-name="Normal"/>
      <text:p text:style-name="Normal">Deltoro cried out as he fell backwards, attempting to avoid the blades. The nimble men-at-arms sandled feet trampled Deltoro on their descent, as their sharp spears simultaneously pierced his clothed flesh. Deltoro was dispatched in an instant by a dozen tips.</text:p>
      <text:p text:style-name="Normal"/>
      <text:p text:style-name="Normal">“You murderer!” Deltoro the third cried out towards his master. “Mine father be not of this cause. Why must ye slay this innocent? If one is to die, it is I!”</text:p>
      <text:p text:style-name="Normal"/>
      <text:p text:style-name="Normal">The crowd gathered in the king’s chamber began a hushed murmur of ill-content.</text:p>
      <text:p text:style-name="Normal"/>
      <text:p text:style-name="Normal">“Silence!” yelled Stollyarov, Prince Astralnomica’s right hand man. “The Prince’s will is absolute. All hail Astralnomica!”</text:p>
      <text:p text:style-name="Normal"/>
      <text:p text:style-name="Normal">The crowd, incentivised by their primitive hiveminds, changed along with Stollyarov.</text:p>
      <text:p text:style-name="Normal"/>
      <text:p text:style-name="Normal">“All hail Astralnomica!”</text:p>
      <text:p text:style-name="Normal"/>
      <text:p text:style-name="Normal"/>
      <text:p text:style-name="Normal">##</text:p>
      <text:p text:style-name="Normal"/>
      <text:p text:style-name="Normal">“My fury will abside. Live yet another day, but do not displease me.” The prince’s punishment was stayed.</text:p>
      <text:p text:style-name="Normal"/>
      <text:p text:style-name="Normal">“Thank you, my leige!” Deltoro bowed his head and dropped to one knee, before looking up to scold his second son.</text:p>
      <text:p text:style-name="Normal"/>
      <text:p text:style-name="Normal">“Deltoro the third, thy life be spared, doth thou not appreciate thine luck?”</text:p>
      <text:p text:style-name="Normal"/>
      <text:p text:style-name="Normal">“My leige!” Deltoro the third dropped a tear from his eye as he bowed his head with his hands at his side.</text:p>
      <text:p text:style-name="Normal"/>
      <text:p text:style-name="Normal">“This day be marked in your heart of hearts!” Stollyarov, the prince’s right hand man piped in. “Our lorde be merciful, even to the weak and pathetic!” </text:p>
      <text:p text:style-name="Normal"/>
      <text:p text:style-name="Normal">Stolyarov pressed his gauntleted fist against his heart. “All hail Astralnomica!”</text:p>
      <text:p text:style-name="Normal"/>
      <text:p text:style-name="Normal">The crowd clapped their hands and responded in furvur.</text:p>
      <text:p text:style-name="Normal"/>
      <text:p text:style-name="Normal">“All hail Astralnomica!”</text:p>
      <text:p text:style-name="Normal"/>
      <text:p text:style-name="Normal"/>
      <text:p text:style-name="Normal">##</text:p>
      <text:p text:style-name="Normal"/>
      <text:h text:outline-level="3" text:style-name="Heading-3">Abarroth the Foot</text:h>
      <text:h text:outline-level="3" text:style-name="Heading-3"/>
      <text:p text:style-name="Normal">It was a shunny day with sparkes of sweat marked on the plants in the ground. The plethora of nuessential oils beaded on the forhead of the character in question, <text:span text:style-name="T2">Abarroth the Foot</text:span>.</text:p>
      <text:p text:style-name="Normal"/>
      <text:p text:style-name="Normal">Abarroth stood in the clearing of the forest. His chest was wide as an Ox was long. His naked muscular chest only covered by a thin strap which affixed a quiver of arrows to his back. His left eye was in the middle of a deep scar across his face, the eyeball glazed over with white due to the damage. An animal’s pelt covered his loins, and he wore wooden sandals on his large feet. In his meaty hand, a mighty axe, forged from the pristine metal found in <text:s text:c="1"/>the norther mountain lands.</text:p>
      <text:p text:style-name="Normal"/>
      <text:p text:style-name="Normal">Shunny beams illuminated the giant man, and his face expressed a never ending thirst for domination. Unbeknownst to the villagers in Huckelberry village, Abarroth the Foot gazed upon their humble abodes.</text:p>
      <text:p text:style-name="Normal"/>
      <text:p text:style-name="Normal">The Pitritch family farm had oozed nymph oil from the ground for generations. The oil was seen as a minor nuisance, but not one without it’s benefits. Left unchecked, the oil would contaminate the corn, leaving a slippery texture which was unpalatable even for the livestock. Once harvested, the nymph oil could be sold for a high price in the market.</text:p>
      <text:p text:style-name="Normal"/>
      <text:p text:style-name="Normal">Each new oil vein which arose from the soil had to be contained quickly. Cisterns attached to pumps were fashioned on the veins, scattered throughout the cornfields. The pumps had to be worked twice a day to suck up the oil deposits from the ground and keep the corn clean. The pump levers were difficult to actuate as they often created a restrictive vaccum beneath the soil.</text:p>
      <text:p text:style-name="Normal"/>
      <text:p text:style-name="Normal">Markus Pickleton was working the pumps this morning. With every up and down motion of the lever, the pump made a slurping sound like that of a person slurping chunky soup from a bowl. Markus heaved the heavy lever up and down. <text:span text:style-name="T1">SHLURP, SHLOP</text:span> the pump reverberated the sound of the nymph oil being pulled from the earth. </text:p>
      <text:p text:style-name="Normal"/>
      <text:p text:style-name="Normal">Abarroth the foot breathed heavily as he looked to the corn farm from among the trees. In the distance, Markus took a break from the pumps to wipe a bead of sweat from his brow.</text:p>
      <text:p text:style-name="Normal"/>
      <text:p text:style-name="Normal">Abarroth’s grip tightened on the girthy oak shaft of his axe. Shunny light reflected on it’s battered, sharpened blade as he took a step from the forest.</text:p>
      <text:p text:style-name="Normal"/>
      <text:p text:style-name="Normal">Markus had already resumed pumping the lever. <text:span text:style-name="T1">SHLOSH, SHLORP</text:span> the sounds echoed as the oil was forced into the cistern. Markus strained himself as the lever went up and down, up and down.</text:p>
      <text:p text:style-name="Normal"/>
      <text:p text:style-name="Normal">Abarroth slowly approached Markus from the rear, casting a large silouette shadow down. Markus paused with the pump’s lever in the upright position, as he curiously looked around for the source of the blocked out shunny.</text:p>
      <text:p text:style-name="Normal"><text:line-break/>Markus turned his head with both hands still on the lever. Into his view came the bare chest of the mighty Abarroth. Rising and lowering, Abarroth’s chest expanded and contracted with his breaths. Markus looked up in shock to see the grinning Abarroth staring down at him.</text:p>
      <text:p text:style-name="Normal"/>
      <text:p text:style-name="Normal">“Uhh!” Surprised Markus let go of the pump lever, taking a step back. “Who are you?” Markus struggled to keep his voice from quivering.</text:p>
      <text:p text:style-name="Normal"/>
      <text:p text:style-name="Normal">Abarroth said nothing, and only shifted his damaged gaze down to the pump. Using his free hand, Abarroth the Foot effortlessly pumped the lever down and up. <text:span text:style-name="T1">SQWEEEE, SQUOOO! </text:span>the pump’s pitch was heightened as the giant man worked the mechanism.</text:p>
      <text:p text:style-name="Normal"/>
      <text:p text:style-name="Normal">“Hey, you’re pretty good at that!” Markus blurted at the sight.</text:p>
      <text:p text:style-name="Normal"/>
      <text:p text:style-name="Normal">Abarroth’s grin widened as he threw the lever downwards one last time. <text:span text:style-name="T1">SQEEEE! </text:span>the pump squeaked and Abarroth took an aggressive step towards Markus.</text:p>
      <text:p text:style-name="Normal"/>
      <text:p text:style-name="Normal">“What do you want?” Markus stepped back once more, raising his hand up between him and Abarroth.</text:p>
      <text:p text:style-name="Normal"/>
      <text:p text:style-name="Normal">Abarroth raised his axe as he closed the gap between he and Markus.</text:p>
      <text:p text:style-name="Normal"/>
      <text:p text:style-name="Normal">“Foot!” Abarroth’s booming voice bellowed, as his axe fell atop Markus.</text:p>
      <text:p text:style-name="Normal"/>
      <text:p text:style-name="Normal">Nymph oil dripped from a leaky gasket as grunts and the sound of ripping flesh was heard.</text:p>
      <text:p text:style-name="Normal"/>
      <text:p text:style-name="Normal"/>
      <text:p text:style-name="Normal">##</text:p>
      <text:p text:style-name="Normal"/>
      <text:h text:outline-level="3" text:style-name="Heading-3">Blotter Rot</text:h>
      <text:h text:outline-level="3" text:style-name="Heading-3"/>
      <text:p text:style-name="Normal">Three days had passed and Kim had already began to worry about her brother. His voyage was only scheduled to last two, but he had not yet returned to Ardenvoire.</text:p>
      <text:p text:style-name="Normal"/>
      <text:p text:style-name="Normal">“I’m going to look for Durk!” Kim yelled to her mother as she grabbed a hard bun from the kitchen.</text:p>
      <text:p text:style-name="Normal"/>
      <text:p text:style-name="Normal">“Okay dear, be careful!” The mother’s voice echoed from within the home.</text:p>
      <text:p text:style-name="Normal"/>
      <text:p text:style-name="Normal">Kim bolted out the front door, slamming it behind her. Kim wore slim black athletic shorts, white tank top and a backpack. The cobblestone street of the town was busy with people as the morning shunny blistered from above. A neighbor threw a bucket of dirty water from the second story window as Kim’s pitter pattering bare feet ran through the streets towards the town square.</text:p>
      <text:p text:style-name="Normal"/>
      <text:p text:style-name="Normal">“G’morning, Kim!” Old man Pete said, the air from his mouth blowing his bushy white mustache. He had a bald spot on his head, atop a ring of frizzy white hair. He wore brown corduroy overalls and a blue apron. “Can ya’ bring me some more of that fine woodworm?” he inquired, pausing from nailing board on the exterior wall of his absinthe shop. He gave an OK sign.</text:p>
      <text:p text:style-name="Normal"/>
      <text:p text:style-name="Normal">“Not right now, gramps, I’ve gotta find Durk!” Kim ran in place with her hands gripping the shoulder straps of her canvas backpack. Her bare arms barely moved as her white tank top fluttered with her motion. Kim hopped back and forth as she eyed the damage on Pete’s storefront.</text:p>
      <text:p text:style-name="Normal"/>
      <text:p text:style-name="Normal">“Rowdy customers again?” </text:p>
      <text:p text:style-name="Normal"/>
      <text:p text:style-name="Normal">“Third time this week!” The hunched over man replied.</text:p>
      <text:p text:style-name="Normal"/>
      <text:p text:style-name="Normal">“Ah, you’re too nice. Quit handing out free samples, you old fart!” Kim continued jogging in place as her perky red hair waved.</text:p>
      <text:p text:style-name="Normal"/>
      <text:p text:style-name="Normal">“Heh heh, some people ne’r learn!” Old man pete rubbed his bald head before reaching into his pocket. “Here, take this.”</text:p>
      <text:p text:style-name="Normal"/>
      <text:p text:style-name="Normal">The elderly man extended a small green glass bottle full of clear liquid to Kim.</text:p>
      <text:p text:style-name="Normal"/>
      <text:p text:style-name="Normal">“What’s this?” Kim reached with one hand as she moved closer, her bare feet still slapping the cobblestone. </text:p>
      <text:p text:style-name="Normal"/>
      <text:p text:style-name="Normal">“A special elixir. Drink it to restore your vitality!” The man smiled from ear to ear.</text:p>
      <text:p text:style-name="Normal"><text:line-break/>“You idiot, I’m only 16!” With a look of distaste, Kim scolded the alcohol shop owner.</text:p>
      <text:p text:style-name="Normal"/>
      <text:p text:style-name="Normal">Old man Pete laughed.</text:p>
      <text:p text:style-name="Normal"/>
      <text:p text:style-name="Normal">“Nothing to worry about, this ‘n is alcohol free!” The white haired man waved his hand in front of his face. “Drink up if the need arises!”</text:p>
      <text:p text:style-name="Normal"/>
      <text:p text:style-name="Normal">Kim’s expression changed to relieved, as she removed her backpack and stowed the small bottle within. </text:p>
      <text:p text:style-name="Normal"/>
      <text:p text:style-name="Normal">“Oh then, I’m off!”</text:p>
      <text:p text:style-name="Normal"/>
      <text:p text:style-name="Normal">The two waved as Kim leaned forward, resuming her speedy run. Kim passed under an arch which spanned between the two sides of the narrow street, followed by a leftward turn down a narrow cobblestone slope. Housing and shops were on either side, with steps leading up to their entrances. A ringing bell was heard as a customer entered one of the stores. Discernible chatter echoed off the walls in increasing amounts as Kim neared the epicenter of crowded populace.</text:p>
      <text:p text:style-name="Normal"/>
      <text:p text:style-name="Normal">The cobblestone street widened into the town square, where the marketplace was in full sing. An ass pulled a cart of alfalfa through the town as it’s wide hatted owner led the way. A constable argued with a drunken man. A fish seller shouted the daily deal.</text:p>
      <text:p text:style-name="Normal"/>
      <text:p text:style-name="Normal">Kim approached a vegetable stand, exchanging small metal coins for a handful of potatoes.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